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12.89pt"/>
    </style:style>
    <style:style style:name="co12" style:family="table-column">
      <style:table-column-properties fo:break-before="auto" style:column-width="306.99pt"/>
    </style:style>
    <style:style style:name="co13" style:family="table-column">
      <style:table-column-properties fo:break-before="auto" style:column-width="275.3pt"/>
    </style:style>
    <style:style style:name="co14" style:family="table-column">
      <style:table-column-properties fo:break-before="auto" style:column-width="271.4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298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9:41:36.19560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6T20:03:52.877200272</dc:date>
    <meta:editing-duration>P3DT11H53M4S</meta:editing-duration>
    <meta:editing-cycles>2827</meta:editing-cycles>
    <dc:creator>Ilya Shpigor</dc:creator>
    <meta:document-statistic meta:table-count="4" meta:cell-count="295" meta:object-count="0"/>
  </office:meta>
</office:document-meta>
</file>